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o1" style:family="table-column">
      <style:table-column-properties fo:break-before="auto" style:column-width="4.10633333333333cm"/>
    </style:style>
    <style:style style:name="co2" style:family="table-column">
      <style:table-column-properties fo:break-before="auto" style:column-width="12.128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4pt" style:use-optimal-row-height="fals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Address Type Code</text:p>
          </table:table-cell>
          <table:table-cell office:value-type="string" table:style-name="ce2">
            <text:p>Address Type Nam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P</text:p>
          </table:table-cell>
          <table:table-cell office:value-type="string" table:style-name="ce3">
            <text:p>Permanent Addres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</text:p>
          </table:table-cell>
          <table:table-cell office:value-type="string" table:style-name="ce3">
            <text:p>Current Addres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D</text:p>
          </table:table-cell>
          <table:table-cell office:value-type="string" table:style-name="ce3">
            <text:p>Domicile Addres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T</text:p>
          </table:table-cell>
          <table:table-cell office:value-type="string" table:style-name="ce3">
            <text:p>Temporary Addres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V</text:p>
          </table:table-cell>
          <table:table-cell office:value-type="string" table:style-name="ce3">
            <text:p>Previous Addres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O</text:p>
          </table:table-cell>
          <table:table-cell office:value-type="string" table:style-name="ce3">
            <text:p>Other Addres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U</text:p>
          </table:table-cell>
          <table:table-cell office:value-type="string" table:style-name="ce3">
            <text:p>Address Unknown</text:p>
          </table:table-cell>
          <table:table-cell table:number-columns-repeated="16382"/>
        </table:table-row>
        <table:table-row table:number-rows-repeated="104856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user</meta:initial-creator>
    <dc:creator>Apoorva Sharma</dc:creator>
    <meta:creation-date>2020-01-08T14:53:59Z</meta:creation-date>
    <dc:date>2020-04-29T12:11:22Z</dc:date>
    <meta:user-defined meta:name="WorkbookGuid">4ff5241a-a7e2-4bbb-9ca8-55ea298e7aed</meta:user-defined>
    <meta:user-defined meta:name="ConnectionInfosStorage">WorkbookXmlParts</meta:user-defined>
  </office:meta>
</office:document-meta>
</file>